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81cm" fo:margin-left="-0.132cm" table:align="left" style:writing-mode="lr-tb"/>
    </style:style>
    <style:style style:name="Tableau1.A" style:family="table-column">
      <style:table-column-properties style:column-width="3.616cm"/>
    </style:style>
    <style:style style:name="Tableau1.B" style:family="table-column">
      <style:table-column-properties style:column-width="4.551cm"/>
    </style:style>
    <style:style style:name="Tableau1.C" style:family="table-column">
      <style:table-column-properties style:column-width="3.59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2" style:family="table">
      <style:table-properties style:width="17.163cm" fo:margin-left="-1.596cm" table:align="left" style:writing-mode="lr-tb"/>
    </style:style>
    <style:style style:name="Tableau2.A" style:family="table-column">
      <style:table-column-properties style:column-width="8.573cm"/>
    </style:style>
    <style:style style:name="Tableau2.B" style:family="table-column">
      <style:table-column-properties style:column-width="8.5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variant="small-caps" style:font-name="Times New Roman" fo:font-size="12pt" fo:language="fr" fo:country="FR" fo:font-weight="bold" style:font-size-asian="12pt" style:language-asian="fr" style:country-asian="FR" style:font-weight-asian="bold" style:font-name-complex="Times New Roman" style:font-size-complex="12pt"/>
    </style:style>
    <style:style style:name="P4" style:family="paragraph" style:parent-style-name="tableau">
      <style:text-properties fo:language="nl" fo:country="NL"/>
    </style:style>
    <style:style style:name="P5" style:family="paragraph" style:parent-style-name="tableau">
      <style:paragraph-properties style:snap-to-layout-grid="false"/>
      <style:text-properties fo:language="nl" fo:country="NL"/>
    </style:style>
    <style:style style:name="P6" style:family="paragraph" style:parent-style-name="tableau">
      <style:paragraph-properties style:snap-to-layout-grid="false"/>
      <style:text-properties fo:language="nl" fo:country="NL" officeooo:paragraph-rsid="00054cd4"/>
    </style:style>
    <style:style style:name="P7" style:family="paragraph" style:parent-style-name="tableau">
      <style:text-properties fo:language="nl" fo:country="NL" officeooo:paragraph-rsid="00054cd4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tableau">
      <style:text-properties fo:font-size="10pt" fo:font-weight="bold" style:font-size-asian="10pt" style:font-weight-asian="bold" style:font-weight-complex="bold"/>
    </style:style>
    <style:style style:name="P10" style:family="paragraph" style:parent-style-name="tableau">
      <style:text-properties fo:font-size="10pt" fo:font-weight="bold" officeooo:rsid="00085286" officeooo:paragraph-rsid="00085286" style:font-size-asian="10pt" style:font-weight-asian="bold" style:font-weight-complex="bold"/>
    </style:style>
    <style:style style:name="P11" style:family="paragraph" style:parent-style-name="tableau">
      <style:text-properties fo:font-size="10pt" style:font-size-asian="10pt"/>
    </style:style>
    <style:style style:name="P12" style:family="paragraph" style:parent-style-name="tableau">
      <style:text-properties fo:font-size="10pt" officeooo:rsid="00054cd4" officeooo:paragraph-rsid="00054cd4" style:font-size-asian="10pt"/>
    </style:style>
    <style:style style:name="P13" style:family="paragraph" style:parent-style-name="tableau">
      <style:text-properties fo:font-size="10pt" officeooo:rsid="00085286" officeooo:paragraph-rsid="00085286" style:font-size-asian="10pt"/>
    </style:style>
    <style:style style:name="P14" style:family="paragraph" style:parent-style-name="tableau">
      <style:text-properties fo:font-size="10pt" officeooo:paragraph-rsid="00085286" style:font-size-asian="10pt"/>
    </style:style>
    <style:style style:name="P15" style:family="paragraph" style:parent-style-name="Heading_20_1">
      <style:text-properties officeooo:paragraph-rsid="000963d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master-page-name="Landscape">
      <style:paragraph-properties style:page-number="auto"/>
      <style:text-properties officeooo:paragraph-rsid="000963de"/>
    </style:style>
    <style:style style:name="P1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9" style:family="paragraph" style:parent-style-name="liste_20_1">
      <style:text-properties officeooo:rsid="00054cd4" officeooo:paragraph-rsid="00054cd4"/>
    </style:style>
    <style:style style:name="P20" style:family="paragraph" style:parent-style-name="liste_20_1">
      <style:text-properties officeooo:rsid="00085286" officeooo:paragraph-rsid="00085286"/>
    </style:style>
    <style:style style:name="P21" style:family="paragraph" style:parent-style-name="liste_20_1">
      <style:text-properties officeooo:paragraph-rsid="00085286"/>
    </style:style>
    <style:style style:name="T1" style:family="text">
      <style:text-properties officeooo:rsid="00054cd4"/>
    </style:style>
    <style:style style:name="T2" style:family="text">
      <style:text-properties officeooo:rsid="0005ee7a"/>
    </style:style>
    <style:style style:name="T3" style:family="text">
      <style:text-properties officeooo:rsid="000f92a8"/>
    </style:style>
    <style:style style:name="T4" style:family="text">
      <style:text-properties style:text-underline-style="none" fo:font-weight="bold" officeooo:rsid="00054cd4" style:font-weight-asian="bold" style:font-weight-complex="bold"/>
    </style:style>
    <style:style style:name="T5" style:family="text">
      <style:text-properties officeooo:rsid="00085286"/>
    </style:style>
    <style:style style:name="T6" style:family="text">
      <style:text-properties fo:font-style="italic" officeooo:rsid="00085286" style:font-style-asian="italic" style:font-style-complex="italic"/>
    </style:style>
    <style:style style:name="T7" style:family="text">
      <style:text-properties fo:font-style="normal" officeooo:rsid="00085286" style:font-style-asian="normal" style:font-style-complex="normal"/>
    </style:style>
    <style:style style:name="T8" style:family="text">
      <style:text-properties fo:font-style="normal" officeooo:rsid="000963de" style:font-style-asian="normal" style:font-style-complex="normal"/>
    </style:style>
    <style:style style:name="T9" style:family="text"/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row table:style-name="Tableau1.1">
          <table:table-cell table:style-name="Tableau1.A1" office:value-type="string">
            <text:p text:style-name="tableau">Adresse du document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tableau">version</text:p>
          </table:table-cell>
          <table:table-cell table:style-name="Tableau1.D1" office:value-type="string">
            <text:p text:style-name="tableau">1</text:p>
          </table:table-cell>
        </table:table-row>
        <table:table-row table:style-name="Tableau1.2">
          <table:table-cell table:style-name="Tableau1.A1" office:value-type="string">
            <text:p text:style-name="tableau">Auteurs création</text:p>
          </table:table-cell>
          <table:table-cell table:style-name="Tableau1.A1" office:value-type="string">
            <text:p text:style-name="tableau">Bapt<text:span text:style-name="T3">i</text:span>ste PERRAUD</text:p>
          </table:table-cell>
          <table:table-cell table:style-name="Tableau1.A1" office:value-type="string">
            <text:p text:style-name="tableau">Date de création</text:p>
          </table:table-cell>
          <table:table-cell table:style-name="Tableau1.D1" office:value-type="string">
            <text:p text:style-name="P7"><text:date style:data-style-name="N36" text:date-value="2015-03-20T11:47:53.466000077" text:fixed="true">20-03-2015</text:date></text:p>
          </table:table-cell>
        </table:table-row>
        <table:table-row table:style-name="Tableau1.1">
          <table:table-cell table:style-name="Tableau1.A1" office:value-type="string">
            <text:p text:style-name="tableau">Auteur modification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tableau">Date de modification</text:p>
          </table:table-cell>
          <table:table-cell table:style-name="Tableau1.D1" office:value-type="string">
            <text:p text:style-name="P6"><text:date style:data-style-name="N36" text:date-value="2015-03-21T17:21:48.109999727">21-03-2015</text:date></text:p>
          </table:table-cell>
        </table:table-row>
      </table:table>
      <text:p text:style-name="Standard"/>
      <text:p text:style-name="Standard"/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8" text:outline-level="1"><text:a xlink:type="simple" xlink:href="#__RefHeading___Toc9412862" text:style-name="Index_20_Link" text:visited-style-name="Index_20_Link">I) Environnants du produit du projet<text:tab/>2</text:a></text:h>
          <text:h text:style-name="P18" text:outline-level="1"><text:a xlink:type="simple" xlink:href="#__RefHeading___Toc9412863" text:style-name="Index_20_Link" text:visited-style-name="Index_20_Link">II) Fonctions<text:tab/>2</text:a></text:h>
          <text:h text:style-name="P18" text:outline-level="1"><text:a xlink:type="simple" xlink:href="#__RefHeading___Toc9412869" text:style-name="Index_20_Link" text:visited-style-name="Index_20_Link">III) Solutions<text:tab/>2</text:a></text:h>
          <text:h text:style-name="P18" text:outline-level="1"><text:a xlink:type="simple" xlink:href="#__RefHeading___Toc9412870" text:style-name="Index_20_Link" text:visited-style-name="Index_20_Link">IV) Organigramme produit<text:tab/>3</text:a></text:h>
        </text:index-body>
      </text:table-of-content>
      <text:p text:style-name="P3"/>
      <text:h text:style-name="P16" text:outline-level="1"><text:bookmark-start text:name="__RefHeading___Toc9412862"/>Environnants du produit du projet<text:bookmark-end text:name="__RefHeading___Toc9412862"/></text:h>
      <text:list xml:id="list846676729949955494" text:style-name="WW8Num28">
        <text:list-item>
          <text:p text:style-name="P19">Étudiants de l'UTC</text:p>
        </text:list-item>
        <text:list-item>
          <text:p text:style-name="P19">Autres membres de l'UTC</text:p>
        </text:list-item>
        <text:list-item>
          <text:p text:style-name="P19">Autres internautes</text:p>
        </text:list-item>
      </text:list>
      <text:h text:style-name="Heading_20_1" text:outline-level="1"><text:bookmark-start text:name="__RefHeading___Toc9412863"/>Fonctions<text:bookmark-end text:name="__RefHeading___Toc9412863"/></text:h>
      <text:p text:style-name="Standard">Le produit du projet doit permettre au<text:span text:style-name="T1">x</text:span> <text:span text:style-name="T4">étudiants de l'UTC</text:span> de :</text:p>
      <text:list xml:id="list172148966265308" text:continue-numbering="true" text:style-name="WW8Num28">
        <text:list-item>
          <text:p text:style-name="P20">Offrir aux lecteurs une expérience interactive avec le journal</text:p>
        </text:list-item>
        <text:list-item>
          <text:p text:style-name="P21"><text:span text:style-name="T5">Donner un outil de gestion efficace pour une équipe étudiante</text:span></text:p>
        </text:list-item>
      </text:list>
      <text:h text:style-name="Heading_20_1" text:outline-level="1"><text:bookmark-start text:name="__RefHeading___Toc9412869"/>Solutions<text:bookmark-end text:name="__RefHeading___Toc9412869"/>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Fonction</text:p>
          </table:table-cell>
          <table:table-cell table:style-name="Tableau2.B1" office:value-type="string">
            <text:p text:style-name="P9">Solution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10">Offrir aux lecteurs une expérience interactive avec le journal</text:p>
          </table:table-cell>
          <table:covered-table-cell/>
        </table:table-row>
        <table:table-row table:style-name="Tableau2.2">
          <table:table-cell table:style-name="Tableau2.A1" office:value-type="string">
            <text:p text:style-name="P12">- <text:span text:style-name="T5">Offrir un contenu publié de qualité<text:line-break/><text:line-break/><text:line-break/><text:line-break/></text:span></text:p>
            <text:p text:style-name="P13">- Donner un espace d'expression pour le lecteur<text:line-break/></text:p>
            <text:p text:style-name="P13">- Faciliter la navigation sur le site</text:p>
          </table:table-cell>
          <table:table-cell table:style-name="Tableau2.B1" office:value-type="string">
            <text:p text:style-name="P11">- <text:span text:style-name="T5">Mettre en avant des informations phares (rubriques, articles, commentaires)</text:span></text:p>
            <text:p text:style-name="P11">- <text:span text:style-name="T5">Sélectionner rigoureusement &amp; systématiquement les articles avant publication</text:span></text:p>
            <text:p text:style-name="P11">- <text:span text:style-name="T5">Modérer les commentaires jugés inappropriés</text:span></text:p>
            <text:p text:style-name="P14">- <text:span text:style-name="T5">Permettre au lecteur de donner son avis </text:span><text:span text:style-name="T6">via</text:span><text:span text:style-name="T7"> un système de commentaires<text:line-break/>- Permettre de trouver facilement une information recherchée<text:line-break/><text:tab/>- Permettre la recherche d'un mot ou d'une idée<text:line-break/><text:tab/><text:tab/>- Associer des mots clés à des articles<text:line-break/><text:tab/>- Trier les articles selon des thèmes<text:line-break/><text:tab/><text:tab/>- Classer les articles dans des rubriques et des sous-rubriques<text:line-break/>- Aiguiller la navigation vers des articles qui pourraient intéresser le lecteur<text:line-break/><text:tab/>- Lier des articles entre eux et permettre au lecteur de naviguer entre </text:span><text:span text:style-name="T8">ces derniers</text:span>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10">Donner un outil de gestion efficace pour une équipe étudiante</text:p>
          </table:table-cell>
          <table:covered-table-cell/>
        </table:table-row>
        <table:table-row table:style-name="Tableau2.2">
          <table:table-cell table:style-name="Tableau2.A1" office:value-type="string">
            <text:p text:style-name="P13">- Décomposer les rôles comme dans un vrai journal<text:line-break/><text:line-break/><text:line-break/></text:p>
            <text:p text:style-name="P13">- Garder une trace de toutes les actions effectuées sur le site</text:p>
          </table:table-cell>
          <table:table-cell table:style-name="Tableau2.B1" office:value-type="string">
            <text:p text:style-name="P11">- <text:span text:style-name="T5">Séparation l’administration du site et la rédaction/gestion des articles<text:line-break/>- Permettre une gestion facile et intelligente des permissions</text:span></text:p>
          </table:table-cell>
        </table:table-row>
      </table:table>
      <text:h text:style-name="P15" text:outline-level="1" text:is-list-header="true"/>
      <text:h text:style-name="P17" text:outline-level="1"><draw:frame draw:style-name="fr1" draw:name="Objet1" text:anchor-type="paragraph" svg:x="-0.342cm" svg:y="1.545cm" svg:width="28.041cm" svg:height="15.61cm" draw:z-index="0"><draw:object xlink:href="./Object 1" xlink:type="simple" xlink:show="embed" xlink:actuate="onLoad"/><draw:image xlink:href="./ObjectReplacements/Object 1" xlink:type="simple" xlink:show="embed" xlink:actuate="onLoad"/></draw:frame><text:bookmark-start text:name="__RefHeading___Toc9412870"/>Organigramme produit<text:bookmark-end text:name="__RefHeading___Toc941287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rlett" svg:font-family="Marlett" style:font-pitch="variable" style:font-charset="x-symbol"/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41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41cm" loext:contextual-spacing="false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41cm" loext:contextual-spacing="false" fo:keep-with-next="always"/>
      <style:text-properties fo:font-variant="small-caps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141cm" loext:contextual-spacing="false" fo:keep-with-next="always"/>
      <style:text-properties fo:font-variant="small-caps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.141cm" loext:contextual-spacing="false" fo:keep-with-next="always"/>
      <style:text-properties fo:font-variant="small-caps" fo:font-size="10pt" style:font-size-asian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141cm" loext:contextual-spacing="false"/>
      <style:text-properties fo:font-variant="small-caps" fo:font-size="9pt" fo:font-weight="bold" style:font-size-asian="9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default-outline-level="1" style:list-style-name="" style:class="index">
      <style:text-properties fo:font-variant="small-caps" fo:font-weight="bold" style:font-weight-asian="bold"/>
    </style:style>
    <style:style style:name="liste_20_2" style:display-name="liste 2" style:family="paragraph" style:parent-style-name="Standard" style:list-style-name="WW8Num59"/>
    <style:style style:name="important" style:family="paragraph" style:parent-style-name="Standard">
      <style:text-properties fo:font-style="italic" fo:font-weight="bold" style:font-style-asian="italic" style:font-weight-asian="bold"/>
    </style:style>
    <style:style style:name="commentaire" style:family="paragraph" style:parent-style-name="Standard">
      <style:text-properties fo:font-size="8pt" style:font-size-asian="8pt"/>
    </style:style>
    <style:style style:name="tableau" style:family="paragraph" style:parent-style-name="Standard">
      <style:paragraph-properties fo:margin-top="0cm" fo:margin-bottom="0cm" loext:contextual-spacing="false" fo:text-align="start" style:justify-single-word="false"/>
      <style:text-properties fo:font-size="9pt" style:font-size-asian="9pt"/>
    </style:style>
    <style:style style:name="liste_20_1" style:display-name="liste 1" style:family="paragraph" style:parent-style-name="Standard" style:list-style-name="WW8Num28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2" style:list-style-name="" style:class="index">
      <style:paragraph-properties fo:margin-left="0.501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default-outline-level="3" style:list-style-name="" style:class="index">
      <style:paragraph-properties fo:margin-left="1cm" fo:margin-right="0cm" fo:text-indent="0cm" style:auto-text-indent="false"/>
      <style:text-properties fo:font-variant="small-caps" fo:font-size="10pt" fo:font-weight="bold" style:font-size-asian="10pt" style:font-weight-asian="bold"/>
    </style:style>
    <style:style style:name="Contents_20_4" style:display-name="Contents 4" style:family="paragraph" style:parent-style-name="Standard" style:next-style-name="Standard" style:default-outline-level="4" style:list-style-name="" style:class="index">
      <style:paragraph-properties fo:margin-left="1.501cm" fo:margin-right="0cm" fo:text-indent="0cm" style:auto-text-indent="false"/>
      <style:text-properties fo:font-variant="small-caps" fo:font-size="10pt" style:font-size-asian="10pt"/>
    </style:style>
    <style:style style:name="Contents_20_5" style:display-name="Contents 5" style:family="paragraph" style:parent-style-name="Standard" style:next-style-name="Standard" style:default-outline-level="5" style:list-style-name="" style:class="index">
      <style:paragraph-properties fo:margin-left="2cm" fo:margin-right="0cm" fo:text-indent="0cm" style:auto-text-indent="false"/>
      <style:text-properties fo:font-variant="small-caps" fo:font-size="9pt" fo:font-weight="bold" style:font-size-asian="9pt" style:font-weight-asian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20%" fo:text-align="start" style:justify-single-word="false"/>
      <style:text-properties style:font-name="Geneva" fo:font-family="Geneva, Arial" style:font-family-generic="swiss" style:font-pitch="variable" style:font-name-complex="Geneva" style:font-family-complex="Geneva, Arial" style:font-family-generic-complex="swiss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20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z0" style:family="text">
      <style:text-properties style:font-name-complex="Courier New" style:font-family-complex="'Courier New'" style:font-family-generic-complex="modern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-complex="Courier New" style:font-family-complex="'Courier New'" style:font-family-generic-complex="modern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45z1" style:family="text"/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-complex="Courier New" style:font-family-complex="'Courier New'" style:font-family-generic-complex="modern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/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1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9z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font-style="normal" fo:text-shadow="none" fo:font-weight="normal" style:font-size-asian="11pt" style:font-style-asian="normal" style:font-weight-asian="normal" style:font-name-complex="Arial" style:font-family-complex="Arial" style:font-family-generic-complex="swiss" style:font-pitch-complex="variable" text:display="true"/>
    </style:style>
    <style:style style:name="WW8Num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/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4z0" style:family="text"/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>
      <style:text-properties style:font-name-complex="Courier New" style:font-family-complex="'Courier New'" style:font-family-generic-complex="modern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)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outline-level-style>
      <text:outline-level-style text:level="3" text:style-name="WW8Num2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outline-level-style>
      <text:outline-level-style text:level="4" text:style-name="WW8Num2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outline-level-style>
      <text:outline-level-style text:level="5" text:style-name="WW8Num2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0.6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614cm" fo:text-indent="-0.635cm" fo:margin-left="0.614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2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2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2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3z1" style:num-format="">
        <style:list-level-properties text:list-level-position-and-space-mode="label-alignment">
          <style:list-level-label-alignment text:label-followed-by="listtab" text:list-tab-stop-position="4.763cm" fo:text-indent="-1.016cm" fo:margin-left="4.763cm"/>
        </style:list-level-properties>
      </text:list-level-style-number>
      <text:list-level-style-number text:level="3" text:style-name="WW8Num3z1" style:num-format="1" text:display-levels="2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text:style-name="WW8Num3z1" style:num-format="1" text:display-levels="3">
        <style:list-level-properties text:list-level-position-and-space-mode="label-alignment">
          <style:list-level-label-alignment text:label-followed-by="listtab" text:list-tab-stop-position="5.271cm" fo:text-indent="-1.524cm" fo:margin-left="5.271cm"/>
        </style:list-level-properties>
      </text:list-level-style-number>
      <text:list-level-style-number text:level="5" text:style-name="WW8Num3z1" style:num-format="">
        <style:list-level-properties text:list-level-position-and-space-mode="label-alignment">
          <style:list-level-label-alignment text:label-followed-by="listtab" text:list-tab-stop-position="5.525cm" fo:text-indent="-1.778cm" fo:margin-left="5.525cm"/>
        </style:list-level-properties>
      </text:list-level-style-number>
      <text:list-level-style-number text:level="6" text:style-name="WW8Num3z1" style:num-format="1" text:display-levels="4">
        <style:list-level-properties text:list-level-position-and-space-mode="label-alignment">
          <style:list-level-label-alignment text:label-followed-by="listtab" text:list-tab-stop-position="5.779cm" fo:text-indent="-2.032cm" fo:margin-left="5.779cm"/>
        </style:list-level-properties>
      </text:list-level-style-number>
      <text:list-level-style-number text:level="7" text:style-name="WW8Num3z1" style:num-suffix="." style:num-format="1" text:display-levels="6">
        <style:list-level-properties text:list-level-position-and-space-mode="label-alignment">
          <style:list-level-label-alignment text:label-followed-by="listtab" text:list-tab-stop-position="6.033cm" fo:text-indent="-2.286cm" fo:margin-left="6.033cm"/>
        </style:list-level-properties>
      </text:list-level-style-number>
      <text:list-level-style-number text:level="8" text:style-name="WW8Num3z1" style:num-suffix="." style:num-format="1" text:display-levels="7">
        <style:list-level-properties text:list-level-position-and-space-mode="label-alignment">
          <style:list-level-label-alignment text:label-followed-by="listtab" text:list-tab-stop-position="6.287cm" fo:text-indent="-2.54cm" fo:margin-left="6.287cm"/>
        </style:list-level-properties>
      </text:list-level-style-number>
      <text:list-level-style-number text:level="9" text:style-name="WW8Num3z1" style:num-suffix="." style:num-format="1" text:display-levels="8">
        <style:list-level-properties text:list-level-position-and-space-mode="label-alignment">
          <style:list-level-label-alignment text:label-followed-by="listtab" text:list-tab-stop-position="6.541cm" fo:text-indent="-2.794cm" fo:margin-left="6.5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0.593cm" fo:text-indent="-0.635cm" fo:margin-left="0.59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.249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0.021cm" fo:text-indent="-0.635cm" fo:margin-left="0.02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prefix="Article " style:num-suffix="." style:num-format="I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text:style-name="WW8Num10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3" text:style-name="WW8Num10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text:style-name="WW8Num10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0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0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0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.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8Num11z0" style:num-prefix=".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WW8Num11z0" style:num-prefix="." style:num-format="I">
        <style:list-level-properties text:list-level-position-and-space-mode="label-alignment">
          <style:list-level-label-alignment text:label-followed-by="listtab" text:list-tab-stop-position="3.175cm" fo:margin-left="1.27cm"/>
        </style:list-level-properties>
      </text:list-level-style-number>
      <text:list-level-style-number text:level="4" text:style-name="WW8Num11z0" style:num-prefix="." style:num-format="1">
        <style:list-level-properties text:list-level-position-and-space-mode="label-alignment">
          <style:list-level-label-alignment text:label-followed-by="listtab" text:list-tab-stop-position="3.81cm" fo:margin-left="2.54cm"/>
        </style:list-level-properties>
      </text:list-level-style-number>
      <text:list-level-style-number text:level="5" text:style-name="WW8Num11z0" style:num-prefix=")" style:num-format="a" style:num-letter-sync="true">
        <style:list-level-properties text:list-level-position-and-space-mode="label-alignment">
          <style:list-level-label-alignment text:label-followed-by="listtab" text:list-tab-stop-position="5.08cm" fo:margin-left="3.81cm"/>
        </style:list-level-properties>
      </text:list-level-style-number>
      <text:list-level-style-number text:level="6" text:style-name="WW8Num11z0" style:num-prefix="()" style:num-format="a" style:num-letter-sync="true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7" text:style-name="WW8Num11z0" style:num-prefix="()" style:num-format="i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8" text:style-name="WW8Num11z0" style:num-prefix="()" style:num-format="a" style:num-letter-sync="true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9" text:style-name="WW8Num11z0" style:num-prefix="()" style:num-format="i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2z1" style:num-pre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12z2" style:num-pre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12z3" style:num-pre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12z4" style:num-pre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12z5" style:num-prefix="(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12z6" style:num-prefix="(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12z7" style:num-prefix="(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12z8" style:num-prefix="(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14z1" style:num-format="1" text:display-levels="3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text:style-name="WW8Num14z1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text:style-name="WW8Num14z1" style:num-format="1" text:display-levels="4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text:style-name="WW8Num14z1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text:style-name="WW8Num14z1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14z1" style:num-suffix="." style:num-format="1" text:display-levels="8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text:style-name="WW8Num16z0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WW8Num16z0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16z0" style:num-prefix="." style:num-format="1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text:style-name="WW8Num16z0" style:num-prefix=".." style:num-suffix=".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text:style-name="WW8Num16z0" style:num-prefix=".." style:num-suffix=".." style:num-format="1" text:display-levels="4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text:style-name="WW8Num16z0" style:num-prefix=".." style:num-format="1" text:display-levels="4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text:style-name="WW8Num16z0" style:num-prefix=".." style:num-suffix="..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16z0" style:num-prefix=".." style:num-suffix=".." style:num-format="1" text:display-levels="7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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 3"/>
      </text:list-level-style-bullet>
      <text:list-level-style-bullet text:level="2" text:style-name="WW8Num20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Marlett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)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24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24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24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24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24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24z6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24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24z8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0.935cm" fo:margin-left="0.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)" style:num-format="I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WW8Num3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</text:list-level-style-number>
      <text:list-level-style-number text:level="3" text:style-name="WW8Num30z2" style:num-suffix=")" style:num-format="1">
        <style:list-level-properties text:list-level-position-and-space-mode="label-alignment">
          <style:list-level-label-alignment text:label-followed-by="listtab" text:list-tab-stop-position="1.635cm" fo:margin-left="1cm"/>
        </style:list-level-properties>
      </text:list-level-style-number>
      <text:list-level-style-number text:level="4" text:style-name="WW8Num30z3" style:num-suffix=")" style:num-format="a" style:num-letter-sync="true">
        <style:list-level-properties text:list-level-position-and-space-mode="label-alignment">
          <style:list-level-label-alignment text:label-followed-by="listtab" text:list-tab-stop-position="2.136cm" fo:margin-left="1.501cm"/>
        </style:list-level-properties>
      </text:list-level-style-number>
      <text:list-level-style-number text:level="5" text:style-name="WW8Num30z4" style:num-suffix=")" style:num-format="i">
        <style:list-level-properties text:list-level-position-and-space-mode="label-alignment">
          <style:list-level-label-alignment text:label-followed-by="listtab" text:list-tab-stop-position="3.27cm" fo:margin-left="2cm"/>
        </style:list-level-properties>
      </text:list-level-style-number>
      <text:list-level-style-number text:level="6" text:style-name="WW8Num30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0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0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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 3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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Marlett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0.935cm" fo:margin-left="0.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•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Liberation Serif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*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•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Liberation Serif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number text:level="2" text:style-name="WW8Num4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style:font-name="Symbol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•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Liberation Serif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8Num49z0" style:num-prefix="*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9z1" style:num-pre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9z2" style:num-pre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9z3" style:num-prefix="(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9z4" style:num-prefix="(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9z5" style:num-prefix="(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9z6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9z7" style:num-pre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9z8" style:num-pre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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 3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 3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text:style-name="WW8Num53z0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53z1" style:num-pre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53z2" style:num-pre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53z3" style:num-pre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53z4" style:num-pre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53z5" style:num-prefix="(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53z6" style:num-prefix="(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53z7" style:num-prefix="(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53z8" style:num-prefix="(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text:style-name="WW8Num5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number text:level="2" text:style-name="WW8Num56z1" style:num-format="">
        <style:list-level-properties text:list-level-position-and-space-mode="label-alignment">
          <style:list-level-label-alignment text:label-followed-by="listtab" text:list-tab-stop-position="5.398cm" fo:text-indent="-1.016cm" fo:margin-left="5.398cm"/>
        </style:list-level-properties>
      </text:list-level-style-number>
      <text:list-level-style-number text:level="3" text:style-name="WW8Num56z1" style:num-format="1" text:display-levels="2">
        <style:list-level-properties text:list-level-position-and-space-mode="label-alignment">
          <style:list-level-label-alignment text:label-followed-by="listtab" text:list-tab-stop-position="5.652cm" fo:text-indent="-1.27cm" fo:margin-left="5.652cm"/>
        </style:list-level-properties>
      </text:list-level-style-number>
      <text:list-level-style-number text:level="4" text:style-name="WW8Num56z1" style:num-format="1" text:display-levels="3">
        <style:list-level-properties text:list-level-position-and-space-mode="label-alignment">
          <style:list-level-label-alignment text:label-followed-by="listtab" text:list-tab-stop-position="5.906cm" fo:text-indent="-1.524cm" fo:margin-left="5.906cm"/>
        </style:list-level-properties>
      </text:list-level-style-number>
      <text:list-level-style-number text:level="5" text:style-name="WW8Num56z1" style:num-format="">
        <style:list-level-properties text:list-level-position-and-space-mode="label-alignment">
          <style:list-level-label-alignment text:label-followed-by="listtab" text:list-tab-stop-position="6.16cm" fo:text-indent="-1.778cm" fo:margin-left="6.16cm"/>
        </style:list-level-properties>
      </text:list-level-style-number>
      <text:list-level-style-number text:level="6" text:style-name="WW8Num56z1" style:num-format="1" text:display-levels="4">
        <style:list-level-properties text:list-level-position-and-space-mode="label-alignment">
          <style:list-level-label-alignment text:label-followed-by="listtab" text:list-tab-stop-position="6.414cm" fo:text-indent="-2.032cm" fo:margin-left="6.414cm"/>
        </style:list-level-properties>
      </text:list-level-style-number>
      <text:list-level-style-number text:level="7" text:style-name="WW8Num56z1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2.286cm" fo:margin-left="6.668cm"/>
        </style:list-level-properties>
      </text:list-level-style-number>
      <text:list-level-style-number text:level="8" text:style-name="WW8Num56z1" style:num-suffix="." style:num-format="1" text:display-levels="7">
        <style:list-level-properties text:list-level-position-and-space-mode="label-alignment">
          <style:list-level-label-alignment text:label-followed-by="listtab" text:list-tab-stop-position="6.922cm" fo:text-indent="-2.54cm" fo:margin-left="6.922cm"/>
        </style:list-level-properties>
      </text:list-level-style-number>
      <text:list-level-style-number text:level="9" text:style-name="WW8Num56z1" style:num-suffix="." style:num-format="1" text:display-levels="8">
        <style:list-level-properties text:list-level-position-and-space-mode="label-alignment">
          <style:list-level-label-alignment text:label-followed-by="listtab" text:list-tab-stop-position="7.176cm" fo:text-indent="-2.794cm" fo:margin-left="7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text:style-name="WW8Num57z0" style:num-suffix=")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57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57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57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57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57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57z6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57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57z8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+">
        <style:list-level-properties text:list-level-position-and-space-mode="label-alignment">
          <style:list-level-label-alignment text:label-followed-by="listtab" text:list-tab-stop-position="1.635cm" fo:margin-left="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6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number text:level="1" text:style-name="WW8Num6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•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Liberation Serif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officeooo:rsid="00054cd4"/>
    </style:style>
    <style:style style:name="MT2" style:family="text"/>
    <style:style style:name="MT3" style:family="text">
      <style:text-properties officeooo:rsid="0005ee7a"/>
    </style:style>
    <style:page-layout style:name="Mpm1">
      <style:page-layout-properties fo:page-width="21.001cm" fo:page-height="29.7cm" style:num-format="1" style:print-orientation="portrait" fo:margin-top="1.27cm" fo:margin-bottom="1.27cm" fo:margin-left="3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4cm" fo:margin-left="0cm" fo:margin-right="0cm" fo:margin-bottom="1.44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.501cm" fo:margin-right="2.8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31cm" fo:margin-left="0cm" fo:margin-right="0cm" fo:margin-bottom="2.133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jet : <text:span text:style-name="MT1">FILETU</text:span></text:p>
        <text:p text:style-name="MP1">Organigramme Produit</text:p>
      </style:header>
      <style:footer>
        <text:p text:style-name="MP2"><text:page-number text:select-page="current">2</text:page-number>/<text:span text:style-name="Page_20_Number"><text:page-count style:num-format="1">3</text:page-count></text:span></text:p>
      </style:footer>
    </style:master-page>
    <style:master-page style:name="Conversion_20_1" style:display-name="Conversion 1" style:page-layout-name="Mpm2">
      <style:header>
        <text:p text:style-name="MP1">Projet : <text:span text:style-name="MT3">FILETU</text:span></text:p>
        <text:p text:style-name="MP1">Organigramme Produit</text:p>
      </style:header>
      <style:footer>
        <text:p text:style-name="MP2"><text:page-number text:select-page="current">3</text:page-number>/<text:span text:style-name="Page_20_Number"><text:page-count style:num-format="1">3</text:page-count></text:span></text:p>
      </style:footer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resse du document</dc:title>
    <meta:initial-creator>Antoine Frappier</meta:initial-creator>
    <meta:creation-date>2002-02-25T14:55:00</meta:creation-date>
    <dc:creator>Baptiste Perraud</dc:creator>
    <dc:date>2015-03-21T17:21:43.169000000</dc:date>
    <meta:print-date>2002-02-25T10:35:00</meta:print-date>
    <meta:editing-cycles>7</meta:editing-cycles>
    <meta:editing-duration>PT24M5S</meta:editing-duration>
    <meta:generator>LibreOffice/4.4.1.2$Windows_x86 LibreOffice_project/45e2de17089c24a1fa810c8f975a7171ba4cd432</meta:generator>
    <meta:document-statistic meta:table-count="2" meta:image-count="0" meta:object-count="1" meta:page-count="3" meta:paragraph-count="44" meta:word-count="296" meta:character-count="1852" meta:non-whitespace-character-count="15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4.3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5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5.1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5.4cm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9.5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8.9cm"/>
    </style:style>
    <style:style style:name="gr9" style:family="graphic" style:parent-style-name="standard">
      <style:graphic-properties draw:textarea-horizontal-align="justify" draw:textarea-vertical-align="middle" draw:auto-grow-height="false" fo:min-height="2.05cm" fo:min-width="9.1cm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9.1cm"/>
    </style:style>
    <style:style style:name="gr11" style:family="graphic" style:parent-style-name="standard">
      <style:graphic-properties draw:textarea-horizontal-align="justify" draw:textarea-vertical-align="middle" draw:auto-grow-height="false" fo:min-height="1.85cm" fo:min-width="9.1cm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9.2cm"/>
    </style:style>
    <style:style style:name="gr13" style:family="graphic" style:parent-style-name="standard">
      <style:graphic-properties draw:textarea-horizontal-align="justify" draw:textarea-vertical-align="middle" draw:auto-grow-height="false" fo:min-height="1.85cm" fo:min-width="9.3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9.5cm"/>
    </style:style>
    <style:style style:name="gr15" style:family="graphic" style:parent-style-name="standard">
      <style:graphic-properties draw:textarea-horizontal-align="justify" draw:textarea-vertical-align="middle" draw:auto-grow-height="false" fo:min-height="2.75cm" fo:min-width="9.7cm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7.9cm"/>
    </style:style>
    <style:style style:name="gr17" style:family="graphic" style:parent-style-name="standard">
      <style:graphic-properties draw:textarea-horizontal-align="justify" draw:textarea-vertical-align="middle" draw:auto-grow-height="false" fo:min-height="2.15cm" fo:min-width="8.8cm"/>
    </style:style>
    <style:style style:name="gr18" style:family="graphic" style:parent-style-name="standard">
      <style:graphic-properties draw:textarea-horizontal-align="justify" draw:textarea-vertical-align="middle" draw:auto-grow-height="false" fo:min-height="2.55cm" fo:min-width="7.1cm"/>
    </style:style>
    <style:style style:name="gr19" style:family="graphic" style:parent-style-name="standard">
      <style:graphic-properties draw:textarea-horizontal-align="justify" draw:textarea-vertical-align="middle" draw:auto-grow-height="false" fo:min-height="2.15cm" fo:min-width="9cm"/>
    </style:style>
    <style:style style:name="gr20" style:family="graphic" style:parent-style-name="standard">
      <style:graphic-properties draw:textarea-horizontal-align="justify" draw:textarea-vertical-align="middle" draw:auto-grow-height="false" fo:min-height="2.25cm" fo:min-width="9cm"/>
    </style:style>
    <style:style style:name="gr21" style:family="graphic" style:parent-style-name="standard">
      <style:graphic-properties draw:textarea-horizontal-align="justify" draw:textarea-vertical-align="middle" draw:auto-grow-height="false" fo:min-height="2.95cm" fo:min-width="9cm"/>
    </style:style>
    <style:style style:name="gr22" style:family="graphic" style:parent-style-name="standard">
      <style:graphic-properties draw:textarea-horizontal-align="justify" draw:textarea-vertical-align="middle" draw:auto-grow-height="false" fo:min-height="2.45cm" fo:min-width="9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cm" svg:height="1.3cm" svg:x="1cm" svg:y="23.3cm">
          <text:p text:style-name="P1">Fil électronique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6.2cm" svg:height="2.4cm" svg:x="7cm" svg:y="7.5cm">
          <text:p text:style-name="P1">Offrir aux lecteurs une</text:p>
          <text:p text:style-name="P1">expérience interactive</text:p>
          <text:p text:style-name="P1">avec le jour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5.8cm" svg:y1="23.95cm" svg:x2="7cm" svg:y2="8.7cm" draw:start-shape="id1" draw:start-glue-point="1" draw:end-shape="id2" draw:end-glue-point="3" svg:d="M5800 23950h600v-15250h600" svg:viewBox="0 0 1201 15251">
          <text:p/>
        </draw:connector>
        <draw:custom-shape draw:style-name="gr4" draw:text-style-name="P1" xml:id="id3" draw:id="id3" draw:layer="layout" svg:width="5.5cm" svg:height="1.6cm" svg:x="15.5cm" svg:y="4.7cm">
          <text:p text:style-name="P1">Offrir un contenu</text:p>
          <text:p text:style-name="P1">publié de qual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6cm" svg:height="2.2cm" svg:x="15.6cm" svg:y="11.8cm">
          <text:p text:style-name="P1">Donner un espace</text:p>
          <text:p text:style-name="P1">d'expression pour</text:p>
          <text:p text:style-name="P1">le lect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5.9cm" svg:height="1.7cm" svg:x="15.3cm" svg:y="18.4cm">
          <text:p text:style-name="P1">Faciliter la navigation</text:p>
          <text:p text:style-name="P1">sur le s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6" draw:id="id6" draw:layer="layout" svg:width="10cm" svg:height="2.3cm" svg:x="23.2cm" svg:y="1.2cm">
          <text:p text:style-name="P1">Mettre en avant</text:p>
          <text:p text:style-name="P1">des informations phares</text:p>
          <text:p text:style-name="P1">(rubriques, articles, commentaire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7" draw:id="id7" draw:layer="layout" svg:width="9.4cm" svg:height="2.2cm" svg:x="23.3cm" svg:y="4.4cm">
          <text:p text:style-name="P1">Sélectionner rigoureusement</text:p>
          <text:p text:style-name="P1">&amp; systématiquement</text:p>
          <text:p text:style-name="P1">les articles avant pub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8" draw:id="id8" draw:layer="layout" svg:width="9.6cm" svg:height="2.3cm" svg:x="23.3cm" svg:y="7.7cm">
          <text:p text:style-name="P1">Modérer les commentaires</text:p>
          <text:p text:style-name="P1">jugés inapproprié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9" draw:id="id9" draw:layer="layout" svg:width="9.6cm" svg:height="1.9cm" svg:x="23.3cm" svg:y="12cm">
          <text:p text:style-name="P1">Permettre au lecteur de donner</text:p>
          <text:p text:style-name="P1">son avis <text:span text:style-name="T1">via</text:span> un système</text:p>
          <text:p text:style-name="P1">de commentai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0" draw:id="id10" draw:layer="layout" svg:width="9.6cm" svg:height="2.1cm" svg:x="23.5cm" svg:y="15.6cm">
          <text:p text:style-name="P1">Permettre de trouver facilement</text:p>
          <text:p text:style-name="P1">une information recherch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1" draw:id="id11" draw:layer="layout" svg:width="9.7cm" svg:height="2.5cm" svg:x="23.4cm" svg:y="21.8cm">
          <text:p text:style-name="P1">Aiguiller la navigation vers des </text:p>
          <text:p text:style-name="P1">articles qui pourraient intéresser</text:p>
          <text:p text:style-name="P1">le lecteu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35cm" svg:x1="13.2cm" svg:y1="8.7cm" svg:x2="15.5cm" svg:y2="5.5cm" draw:start-shape="id2" draw:start-glue-point="1" draw:end-shape="id3" draw:end-glue-point="3" svg:d="M13200 8700h800v-3200h1500" svg:viewBox="0 0 2301 3201">
          <text:p/>
        </draw:connector>
        <draw:connector draw:style-name="gr3" draw:text-style-name="P1" draw:layer="layout" draw:line-skew="-0.4cm" svg:x1="13.2cm" svg:y1="8.7cm" svg:x2="15.6cm" svg:y2="12.9cm" draw:start-shape="id2" draw:start-glue-point="1" draw:end-shape="id4" svg:d="M13200 8700h800v4200h1600" svg:viewBox="0 0 2401 4201">
          <text:p/>
        </draw:connector>
        <draw:connector draw:style-name="gr3" draw:text-style-name="P1" draw:layer="layout" draw:line-skew="-0.25cm" svg:x1="13.2cm" svg:y1="8.7cm" svg:x2="15.3cm" svg:y2="19.25cm" draw:start-shape="id2" draw:start-glue-point="1" draw:end-shape="id5" svg:d="M13200 8700h800v10550h1300" svg:viewBox="0 0 2101 10551">
          <text:p/>
        </draw:connector>
        <draw:connector draw:style-name="gr3" draw:text-style-name="P1" draw:layer="layout" draw:line-skew="-0.1cm" svg:x1="21cm" svg:y1="5.5cm" svg:x2="23.2cm" svg:y2="2.35cm" draw:start-shape="id3" draw:start-glue-point="1" draw:end-shape="id6" draw:end-glue-point="3" svg:d="M21000 5500h1000v-3150h1200" svg:viewBox="0 0 2201 3151">
          <text:p/>
        </draw:connector>
        <draw:connector draw:style-name="gr3" draw:text-style-name="P1" draw:layer="layout" svg:x1="21cm" svg:y1="5.5cm" svg:x2="23.3cm" svg:y2="5.5cm" draw:start-shape="id3" draw:start-glue-point="1" draw:end-shape="id7" draw:end-glue-point="3" svg:d="M21000 5500h2300" svg:viewBox="0 0 2301 1">
          <text:p/>
        </draw:connector>
        <draw:connector draw:style-name="gr3" draw:text-style-name="P1" draw:layer="layout" draw:line-skew="-0.15cm" svg:x1="21cm" svg:y1="5.5cm" svg:x2="23.3cm" svg:y2="8.85cm" draw:start-shape="id3" draw:start-glue-point="1" draw:end-shape="id8" svg:d="M21000 5500h1000v3350h1300" svg:viewBox="0 0 2301 3351">
          <text:p/>
        </draw:connector>
        <draw:connector draw:style-name="gr3" draw:text-style-name="P1" draw:layer="layout" svg:x1="21.2cm" svg:y1="12.9cm" svg:x2="23.3cm" svg:y2="12.95cm" draw:start-shape="id4" draw:start-glue-point="1" draw:end-shape="id9" draw:end-glue-point="3" svg:d="M21200 12900h1050v50h1050" svg:viewBox="0 0 2101 51">
          <text:p/>
        </draw:connector>
        <draw:connector draw:style-name="gr3" draw:text-style-name="P1" draw:layer="layout" svg:x1="21.2cm" svg:y1="19.25cm" svg:x2="23.5cm" svg:y2="16.65cm" draw:start-shape="id5" draw:start-glue-point="1" draw:end-shape="id10" draw:end-glue-point="3" svg:d="M21200 19250h1150v-2600h1150" svg:viewBox="0 0 2301 2601">
          <text:p/>
        </draw:connector>
        <draw:connector draw:style-name="gr3" draw:text-style-name="P1" draw:layer="layout" svg:x1="21.2cm" svg:y1="19.25cm" svg:x2="23.4cm" svg:y2="23.05cm" draw:start-shape="id5" draw:start-glue-point="1" draw:end-shape="id11" draw:end-glue-point="3" svg:d="M21200 19250h1100v3800h1100" svg:viewBox="0 0 2201 3801">
          <text:p/>
        </draw:connector>
        <draw:custom-shape draw:style-name="gr13" draw:text-style-name="P1" xml:id="id12" draw:id="id12" draw:layer="layout" svg:width="9.8cm" svg:height="2.1cm" svg:x="36.1cm" svg:y="13.8cm">
          <text:p text:style-name="P1">Permettre la recherche d'un mot</text:p>
          <text:p text:style-name="P1">ou d'une id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3" draw:id="id13" draw:layer="layout" svg:width="10cm" svg:height="2cm" svg:x="35.9cm" svg:y="18.1cm">
          <text:p text:style-name="P1">Trier les articles selon des thè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4" draw:id="id14" draw:layer="layout" svg:width="10.2cm" svg:height="3cm" svg:x="35.9cm" svg:y="21.6cm">
          <text:p text:style-name="P1">Lier des articles entre eux et</text:p>
          <text:p text:style-name="P1">permettre au lecteur de naviguer</text:p>
          <text:p text:style-name="P1">entre ces derni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15" draw:id="id15" draw:layer="layout" svg:width="8.4cm" svg:height="2cm" svg:x="48.2cm" svg:y="13.9cm">
          <text:p text:style-name="P1">Associer des mots clés à des</text:p>
          <text:p text:style-name="P1">arti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6" draw:id="id16" draw:layer="layout" svg:width="9.3cm" svg:height="2.4cm" svg:x="47.9cm" svg:y="18.3cm">
          <text:p text:style-name="P1">Classer les articles dans des</text:p>
          <text:p text:style-name="P1">rubriques et des sous-rubriqu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3.1cm" svg:y1="16.65cm" svg:x2="36.1cm" svg:y2="14.85cm" draw:start-shape="id10" draw:start-glue-point="1" draw:end-shape="id12" draw:end-glue-point="3" svg:d="M33100 16650h1500v-1800h1500" svg:viewBox="0 0 3001 1801">
          <text:p/>
        </draw:connector>
        <draw:connector draw:style-name="gr3" draw:text-style-name="P1" draw:layer="layout" draw:line-skew="0.1cm" svg:x1="33.1cm" svg:y1="16.65cm" svg:x2="35.9cm" svg:y2="19.1cm" draw:start-shape="id10" draw:start-glue-point="1" draw:end-shape="id13" svg:d="M33100 16650h1500v2450h1300" svg:viewBox="0 0 2801 2451">
          <text:p/>
        </draw:connector>
        <draw:connector draw:style-name="gr3" draw:text-style-name="P1" draw:layer="layout" svg:x1="33.1cm" svg:y1="23.05cm" svg:x2="35.9cm" svg:y2="23.1cm" draw:start-shape="id11" draw:start-glue-point="1" draw:end-shape="id14" draw:end-glue-point="3" svg:d="M33100 23050h1400v50h1400" svg:viewBox="0 0 2801 51">
          <text:p/>
        </draw:connector>
        <draw:connector draw:style-name="gr3" draw:text-style-name="P1" draw:layer="layout" svg:x1="45.9cm" svg:y1="14.85cm" svg:x2="48.2cm" svg:y2="14.9cm" draw:start-shape="id12" draw:start-glue-point="1" draw:end-shape="id15" draw:end-glue-point="3" svg:d="M45900 14850h1150v50h1150" svg:viewBox="0 0 2301 51">
          <text:p/>
        </draw:connector>
        <draw:connector draw:style-name="gr3" draw:text-style-name="P1" draw:layer="layout" svg:x1="45.9cm" svg:y1="19.1cm" svg:x2="47.9cm" svg:y2="19.5cm" draw:start-shape="id13" draw:start-glue-point="1" draw:end-shape="id16" draw:end-glue-point="3" svg:d="M45900 19100h1000v400h1000" svg:viewBox="0 0 2001 401">
          <text:p/>
        </draw:connector>
        <draw:custom-shape draw:style-name="gr18" draw:text-style-name="P1" xml:id="id17" draw:id="id17" draw:layer="layout" svg:width="7.6cm" svg:height="2.8cm" svg:x="7cm" svg:y="33.6cm">
          <text:p text:style-name="P1">Donner un outil de gestion</text:p>
          <text:p text:style-name="P1">efficace pour une équipe</text:p>
          <text:p text:style-name="P1">étudia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18" draw:id="id18" draw:layer="layout" svg:width="9.5cm" svg:height="2.4cm" svg:x="16.8cm" svg:y="29.2cm">
          <text:p text:style-name="P1">Décomposer les rôles</text:p>
          <text:p text:style-name="P1"><text:s/>comme dans un vrai journ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19" draw:id="id19" draw:layer="layout" svg:width="9.5cm" svg:height="2.5cm" svg:x="16.8cm" svg:y="37.7cm">
          <text:p text:style-name="P1">Garder une trace de toutes les</text:p>
          <text:p text:style-name="P1">actions effectuées sur le s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20" draw:id="id20" draw:layer="layout" svg:width="9.5cm" svg:height="3.2cm" svg:x="29.3cm" svg:y="26.3cm">
          <text:p text:style-name="P1">Séparation l'administration</text:p>
          <text:p text:style-name="P1">du site et la rédaction/gestion</text:p>
          <text:p text:style-name="P1">des arti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21" draw:id="id21" draw:layer="layout" svg:width="9.5cm" svg:height="2.7cm" svg:x="29.3cm" svg:y="32.5cm">
          <text:p text:style-name="P1">Permettre une gestion</text:p>
          <text:p text:style-name="P1">facile et intelligente des</text:p>
          <text:p text:style-name="P1">permiss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5.8cm" svg:y1="23.95cm" svg:x2="7cm" svg:y2="35cm" draw:start-shape="id1" draw:start-glue-point="1" draw:end-shape="id17" draw:end-glue-point="3" svg:d="M5800 23950h600v11050h600" svg:viewBox="0 0 1201 11051">
          <text:p/>
        </draw:connector>
        <draw:connector draw:style-name="gr3" draw:text-style-name="P1" draw:layer="layout" svg:x1="14.6cm" svg:y1="35cm" svg:x2="16.8cm" svg:y2="30.4cm" draw:start-shape="id17" draw:start-glue-point="1" draw:end-shape="id18" draw:end-glue-point="3" svg:d="M14600 35000h1100v-4600h1100" svg:viewBox="0 0 2201 4601">
          <text:p/>
        </draw:connector>
        <draw:connector draw:style-name="gr3" draw:text-style-name="P1" draw:layer="layout" svg:x1="14.6cm" svg:y1="35cm" svg:x2="16.8cm" svg:y2="38.95cm" draw:start-shape="id17" draw:start-glue-point="1" draw:end-shape="id19" draw:end-glue-point="3" svg:d="M14600 35000h1100v3950h1100" svg:viewBox="0 0 2201 3951">
          <text:p/>
        </draw:connector>
        <draw:connector draw:style-name="gr3" draw:text-style-name="P1" draw:layer="layout" svg:x1="26.3cm" svg:y1="30.4cm" svg:x2="29.3cm" svg:y2="27.9cm" draw:start-shape="id18" draw:start-glue-point="1" draw:end-shape="id20" draw:end-glue-point="3" svg:d="M26300 30400h1500v-2500h1500" svg:viewBox="0 0 3001 2501">
          <text:p/>
        </draw:connector>
        <draw:connector draw:style-name="gr3" draw:text-style-name="P1" draw:layer="layout" svg:x1="26.3cm" svg:y1="30.4cm" svg:x2="29.3cm" svg:y2="33.85cm" draw:start-shape="id18" draw:start-glue-point="1" draw:end-shape="id21" draw:end-glue-point="3" svg:d="M26300 30400h1500v3450h1500" svg:viewBox="0 0 3001 3451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60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